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03231255612178166" text:style-name="Outline">
        <text:list-item>
          <text:h text:style-name="P3" text:outline-level="1">Cuenta regresiva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2-2019</text:p>
      <text:p text:style-name="Standard"/>
      <text:p text:style-name="P1">Programa:</text:p>
      <text:p text:style-name="P1"/>
      <text:p text:style-name="P1">Fuente:<text:tab/><text:a xlink:type="simple" xlink:href="https://www.youtube.com/watch?v=tRe8teyf9Nk&amp;fbclid=IwAR0OQBgWcqhpO2LL5mnysjgbbdkeKsugD9j3mvpbEykqNClCefeX4nnGE7k" text:style-name="Internet_20_link" text:visited-style-name="Visited_20_Internet_20_Link">tutorial ingle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2-03T11:55:10</meta:creation-date>
    <meta:editing-duration>PT2M25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18" meta:character-count="150"/>
    <dc:date>2019-02-03T11:57:35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